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ean validation</text:span></text:p>
      <text:p text:style-name="P1"><text:span text:style-name="T2"/></text:p>
      <text:p text:style-name="P1"><text:span text:style-name="T3">JEE approach</text:span></text:p>
      <text:p text:style-name="P1"><text:span text:style-name="T4">1)<text:s/></text:span><text:a xlink:href="https://www.leveluplunch.com/java/tutorials/017-validate-spring-rest-webservice-request/"><text:span text:style-name="T5">https://www.leveluplunch.com/java/tutorials/017-validate-spring-rest-webservice-request/</text:span></text:a><text:span text:style-name="T6"/></text:p>
      <text:p text:style-name="P1"><text:span text:style-name="T7"/></text:p>
      <text:p text:style-name="P1"><text:span text:style-name="T8">2)<text:s/></text:span><text:span text:style-name="T9">Spring’s validators</text:span></text:p>
      <text:p text:style-name="P1"><text:a xlink:href="https://www.baeldung.com/spring-mvc-custom-validator"><text:span text:style-name="T10">https://www.baeldung.com/spring-mvc-custom-validator</text:span></text:a><text:span text:style-name="T11"/></text:p>
      <text:p text:style-name="P1"><text:span text:style-name="T12"/></text:p>
      <text:p text:style-name="P1"><text:span text:style-name="T13">URI, URL, URN</text:span></text:p>
      <text:p text:style-name="P1"><text:span text:style-name="T14">Uniform resorce Identifier / Locator / Name</text:span></text:p>
      <text:p text:style-name="P1"><text:span text:style-name="T14">URN<text:s/></text:span><text:span text:style-name="T15">–</text:span><text:span text:style-name="T16"><text:s/>it is URI?? identifies resource in particular namespace, it gives no info how to access it<text:s/></text:span><text:span text:style-name="T17">–</text:span><text:span text:style-name="T18"><text:s/>just a name.</text:span></text:p>
      <text:p text:style-name="P1"><text:span text:style-name="T19">URL<text:s/></text:span><text:span text:style-name="T20">–</text:span><text:span text:style-name="T21"><text:s/>it is URI?? specifies how to obtain presentation of resource.</text:span></text:p>
      <text:p text:style-name="P1"><text:span text:style-name="T22"/></text:p>
      <text:p text:style-name="P1"><text:span text:style-name="T23">URI syntax</text:span></text:p>
      <text:p text:style-name="P1"><draw:frame text:anchor-type="as-char" svg:width="169.97mm" svg:height="18.42mm" style:rel-width="scale" style:rel-height="scale"><draw:object-ole xlink:href="OleObj1"/><draw:image xlink:href="ObjectReplacements/OleObj1"/></draw:frame><text:span text:style-name="T25">schemse: http, file, data, … </text:span></text:p>
      <text:p text:style-name="P1"><text:span text:style-name="T25">userinfo: typically &lt;username&gt;:&lt;optional password&gt;.<text:s/></text:span><text:span text:style-name="T26">Characters : / ? # [ ] @ are reserved</text:span><text:span text:style-name="T27"><text:s/>and should be encoded using % like ? = %3F</text:span></text:p>
      <text:p text:style-name="P1"><text:span text:style-name="T27">path: /segment1/segment2/segment3. Segment may be empty</text:span></text:p>
      <text:p text:style-name="P1"><text:span text:style-name="T27">query: not strictly specified, ussually key=value &amp; key=value &amp; … Delimiter “&amp;” may be replaced by “;”(</text:span><text:span text:style-name="T28">look at matrix parameters</text:span><text:span text:style-name="T29">)</text:span></text:p>
      <text:p text:style-name="P1"><text:span text:style-name="T30"/></text:p>
      <text:p text:style-name="P1"><text:span text:style-name="T31">SSH</text:span></text:p>
      <text:p text:style-name="P1"><text:span text:style-name="T32">ssh &lt;options, see below&gt; host</text:span></text:p>
      <text:p text:style-name="P1"><text:span text:style-name="T33">Options</text:span></text:p>
      <text:p text:style-name="P1"><text:span text:style-name="T34">-l - (small L), specify user name; example: ... -l username ...</text:span></text:p>
      <text:p text:style-name="P1"><text:span text:style-name="T34">-i - spec. file with private key; example: ... -i path-to-file ...</text:span></text:p>
      <text:p text:style-name="P1"><text:span text:style-name="T34">-N - do not exec. remote command;<text:s/></text:span><text:span text:style-name="T35">usefull just for port-forwarding</text:span><text:span text:style-name="T36">; example: ... -N ...</text:span></text:p>
      <text:p text:style-name="P1"><text:span text:style-name="T36">-L - port forwarding; example: ... -L &lt;local port&gt;:localhost:&lt;port of remote host&gt; ...</text:span></text:p>
      <text:p text:style-name="P1"><text:span text:style-name="T36">-O &lt;command&gt; - some commands for existing connections;</text:span></text:p>
      <text:p text:style-name="P1"><text:span text:style-name="T36"><text:tab/>forward - request forwarding without command execution</text:span></text:p>
      <text:p text:style-name="P1"><text:span text:style-name="T36"><text:tab/>cancel - cancel forwarding; ex.: .. -O cancel -L &lt;parameters, see above&gt;...</text:span></text:p>
      <text:p text:style-name="P1"><text:span text:style-name="T36"><text:tab/>stop - stop receiving multiplexing requests?</text:span></text:p>
      <text:p text:style-name="P1"><text:span text:style-name="T36"><text:tab/>exit - "shut-down" service??</text:span></text:p>
      <text:p text:style-name="P1"><text:span text:style-name="T37"/></text:p>
      <text:p text:style-name="P1"><text:span text:style-name="T38">Generate keys</text:span></text:p>
      <text:p text:style-name="P1"><text:span text:style-name="T39">ssh-keygen -t rsa -b 2048 -C "your_email@example.com" - will ask password and location for file. Options:</text:span></text:p>
      <text:p text:style-name="P1"><text:span text:style-name="T39"><text:tab/>-C - comment, will be added at the end of key.</text:span></text:p>
      <text:p text:style-name="P1"><text:span text:style-name="T40"/></text:p>
      <text:p text:style-name="P1"><text:span text:style-name="T41">Multiple keys in ~/.ssh</text:span></text:p>
      <text:p text:style-name="P1"><text:span text:style-name="T42">By default, ssh agent looks for file "id_rsa".</text:span></text:p>
      <text:p text:style-name="P1"><text:span text:style-name="T42">You may add somehow other names to search?? Works on Linux??</text:span></text:p>
      <text:p text:style-name="P1"><text:span text:style-name="T43">or</text:span></text:p>
      <text:p text:style-name="P1"><text:span text:style-name="T44">create file ~/.ssh/conf with new-line-separated(</text:span><text:span text:style-name="T45">checked only on Win</text:span><text:span text:style-name="T46">):</text:span></text:p>
      <text:p text:style-name="P1"><text:span text:style-name="T46">Host [git.domain.com]</text:span></text:p>
      <text:p text:style-name="P1"><text:span text:style-name="T46">User [user]</text:span></text:p>
      <text:p text:style-name="P1"><text:span text:style-name="T46">Port [number]</text:span></text:p>
      <text:p text:style-name="P1"><text:span text:style-name="T46">IdentitiesOnly=yes</text:span></text:p>
      <text:p text:style-name="P1"><text:span text:style-name="T46">PreferredAuthentications publickey</text:span></text:p>
      <text:p text:style-name="P1"><text:span text:style-name="T46">PasswordAuthentication no</text:span></text:p>
      <text:p text:style-name="P1"><text:span text:style-name="T46"># CMD</text:span></text:p>
      <text:p text:style-name="P1"><text:span text:style-name="T46">IdentityFile C:\Users\[User]\.ssh\[name_of_PRIVATE_key_file]</text:span></text:p>
      <text:p text:style-name="P1"><text:span text:style-name="T46"># BASH</text:span></text:p>
      <text:p text:style-name="P1"><text:span text:style-name="T46">IdentityFile /c/Users/[User]/.ssh/[name_of_PRIVATE_key_file]</text:span></text:p>
      <text:p text:style-name="P1"><text:span text:style-name="T47"/></text:p>
      <text:p text:style-name="P1"><text:span text:style-name="T48">PGP</text:span></text:p>
      <text:p text:style-name="P1"><text:span text:style-name="T49">Another keys; allow to encript/decript files</text:span></text:p>
      <text:p text:style-name="P1"><text:span text:style-name="T50">Create keys.<text:s/></text:span><text:span text:style-name="T51">Will ask about settings and mail. Keys are stored in some DB,<text:s/></text:span><text:span text:style-name="T52">public key should be exported</text:span><text:span text:style-name="T53">.</text:span></text:p>
      <text:p text:style-name="P1"><text:span text:style-name="T53">in Win(GnuPG): gpg --gen-key</text:span></text:p>
      <text:p text:style-name="P1"><text:span text:style-name="T53">in UNIX: gpg --full-generate-key</text:span></text:p>
      <text:p text:style-name="P1"><text:span text:style-name="T54"/></text:p>
      <text:p text:style-name="P1"><text:span text:style-name="T55">Export keys. </text:span></text:p>
      <text:p text:style-name="P1"><text:span text:style-name="T55">Public:</text:span><text:span text:style-name="T56"><text:s/>gpg --export --armor(to get BASE64 encoded) --output &lt;name of file for pub. key&gt; &lt;e-mail specified during creation&gt;</text:span></text:p>
      <text:p text:style-name="P1"><text:span text:style-name="T56">Private: </text:span></text:p>
      <text:p text:style-name="P1"><text:span text:style-name="T56">gpg --export-secret-key --armor(to get BASE64 encoded) --output &lt;name of file&gt;<text:s text:c="2"/>&lt;e-mail specified during creation&gt;</text:span></text:p>
      <text:p text:style-name="P1"><text:span text:style-name="T57"/></text:p>
      <text:p text:style-name="P1"><text:span text:style-name="T58">Encript file.</text:span></text:p>
      <text:p text:style-name="P1"><text:span text:style-name="T58">First import public key:</text:span><text:span text:style-name="T59"><text:s/>gpg --import &lt;name of file&gt;</text:span><text:span text:style-name="T60"><text:s/></text:span></text:p>
      <text:p text:style-name="P1"><text:span text:style-name="T61">gpg --encrypt --sign(certifies and timestamps) --armor(to get BASE64) -r &lt;mail of person&gt; &lt;file to encrypt&gt;</text:span></text:p>
      <text:p text:style-name="P1"><text:span text:style-name="T62"/></text:p>
      <text:p text:style-name="P1"><text:span text:style-name="T63">Decript file.</text:span></text:p>
      <text:p text:style-name="P1"><text:span text:style-name="T64">gpg --decrypt {input file} &gt; {output file}</text:span></text:p>
      <text:p text:style-name="P1"><text:span text:style-name="T65"/></text:p>
      <text:p text:style-name="P1"><text:span text:style-name="T66">Pack files to archive</text:span></text:p>
      <text:p text:style-name="P1"><text:span text:style-name="T67">tar</text:span><text:span text:style-name="T68"><text:s/>does not compress it self, optional compresion may be done by gzip or bzip2.</text:span></text:p>
      <text:p text:style-name="P1"><text:span text:style-name="T68">Pack: tar -</text:span><text:span text:style-name="T69">c</text:span><text:span text:style-name="T70">f &lt;name of output file&gt; &lt;what to compress, accepts folder and wildcards&gt;</text:span></text:p>
      <text:p text:style-name="P1"><text:span text:style-name="T70">Unpack: tar -</text:span><text:span text:style-name="T71">x</text:span><text:span text:style-name="T72">f &lt;name of tar file&gt; [-C &lt;destination for unpacking&gt;]</text:span></text:p>
      <text:p text:style-name="P1"><text:span text:style-name="T72">View content,<text:s/></text:span><text:span text:style-name="T73">l</text:span><text:span text:style-name="T74"><text:s/>- for detailed information: tar -</text:span><text:span text:style-name="T75">tl</text:span><text:span text:style-name="T76">f &lt;name of tar&gt;</text:span></text:p>
      <text:p text:style-name="P1"><text:span text:style-name="T76">To compress, add option:<text:s/></text:span><text:span text:style-name="T77">z</text:span><text:span text:style-name="T78"><text:s/>- gzip,<text:s/></text:span><text:span text:style-name="T79">j</text:span><text:span text:style-name="T80"><text:s/>- bzip2</text:span></text:p>
      <text:p text:style-name="P1"><text:span text:style-name="T81"/></text:p>
      <text:p text:style-name="P1"><text:span text:style-name="T82">SFTP</text:span></text:p>
      <text:p text:style-name="P1"><text:span text:style-name="T83">login: sftp user@host</text:span></text:p>
      <text:p text:style-name="P1"><text:span text:style-name="T83">copy file from sftp: get &lt;name of file&gt;</text:span></text:p>
      <text:p text:style-name="P1"><text:span text:style-name="T83">copy file to sftp: put &lt;name of file&gt;</text:span></text:p>
      <text:p text:style-name="P1"><text:span text:style-name="T83">lls, lpwd, lcd - local ls, pwd, cd</text:span></text:p>
      <text:p text:style-name="P1"><text:span text:style-name="T83">logout: bye</text:span></text:p>
      <text:p text:style-name="P1"><text:span text:style-name="T84"/></text:p>
      <text:p text:style-name="P1"><text:span text:style-name="T85">CURL</text:span></text:p>
      <text:p text:style-name="P1"><text:span text:style-name="T86">http-method: -X POST</text:span></text:p>
      <text:p text:style-name="P1"><text:span text:style-name="T86">multipart parameter -F "&lt;name of parameter&gt;=@&lt;path to file&gt;[;type=&lt;optional type, application/json&gt;]"</text:span></text:p>
      <text:p text:style-name="P1"><text:span text:style-name="T87"/></text:p>
      <text:p text:style-name="P1"><text:span text:style-name="T87"/></text:p>
      <text:p text:style-name="P1"><text:span text:style-name="T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